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0978" officeooo:paragraph-rsid="001c0978"/>
    </style:style>
    <style:style style:name="P2" style:family="paragraph" style:parent-style-name="Standard">
      <style:text-properties officeooo:rsid="001d4d42" officeooo:paragraph-rsid="001d4d42"/>
    </style:style>
    <style:style style:name="P3" style:family="paragraph" style:parent-style-name="Standard">
      <style:text-properties officeooo:rsid="001d8e16" officeooo:paragraph-rsid="001d8e16"/>
    </style:style>
    <style:style style:name="P4" style:family="paragraph" style:parent-style-name="Standard" style:master-page-name="">
      <style:paragraph-properties style:page-number="auto" fo:break-before="auto" fo:break-after="auto"/>
    </style:style>
    <style:style style:name="T1" style:family="text">
      <style:text-properties officeooo:rsid="001d4d42"/>
    </style:style>
    <style:style style:name="T2" style:family="text">
      <style:text-properties officeooo:rsid="001d8e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">1. Redacción propuesta proyecto y entrega</text:p>
      <text:p text:style-name="P1">2 <text:s/>Diseño base datos</text:p>
      <text:p text:style-name="P1"><text:s text:c="4"/>Diseño diagrama de clases</text:p>
      <text:p text:style-name="P1">3 Creación base de datos</text:p>
      <text:p text:style-name="P1">4 Instalación XAMP, Symfony<text:span text:style-name="T1">3</text:span></text:p>
      <text:p text:style-name="P1">5 Creación proyecto <text:s/></text:p>
      <text:p text:style-name="P2">6 Creación de bundles y entidades</text:p>
      <text:p text:style-name="P2">7 Diseño y programación pantalla principal</text:p>
      <text:p text:style-name="P2">8 Diseño de la vista principal</text:p>
      <text:p text:style-name="P2">9 Incluir Jquery y Bootstrap</text:p>
      <text:p text:style-name="P2">10 Configurar encoders para registro</text:p>
      <text:p text:style-name="P2">11 Diseño y creacion formulario registro</text:p>
      <text:p text:style-name="P2">12 Maquetación formulario</text:p>
      <text:p text:style-name="P2">13 Guardar usuario registrado</text:p>
      <text:p text:style-name="P2">14 Comprobar el nickname con Ajax</text:p>
      <text:p text:style-name="P2">15 Autenticación del login</text:p>
      <text:p text:style-name="P2">16 Menu del usuario y cerrar sesión</text:p>
      <text:p text:style-name="P2">17 <text:s/>Diseño página de Mis datos</text:p>
      <text:p text:style-name="P2">18 Actualizar los datos</text:p>
      <text:p text:style-name="P2">19 Mostrar el avatar del usuarios</text:p>
      <text:p text:style-name="P2">20 Validar el formulario</text:p>
      <text:p text:style-name="P2">21 Diseño pagina Publicaciones</text:p>
      <text:p text:style-name="P2">21 Crear formulario Nueva publicacion</text:p>
      <text:p text:style-name="P2">22 Añadir nueva publicacion</text:p>
      <text:p text:style-name="P2">23 Listar y paginar publicaciones</text:p>
      <text:p text:style-name="P2">24 <text:span text:style-name="T2">Maquetar página</text:span></text:p>
      <text:p text:style-name="P3">25 Diseñar y crear el buscador de publicaciones</text:p>
      <text:p text:style-name="P3">26 Diseño página Mis publicaciones</text:p>
      <text:p text:style-name="P3">27 Maquetación página</text:p>
      <text:p text:style-name="P3">28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1:00:52.790000000</meta:creation-date>
    <dc:date>2019-12-03T17:06:41.461000000</dc:date>
    <meta:editing-duration>PT3H29M39S</meta:editing-duration>
    <meta:editing-cycles>1</meta:editing-cycles>
    <meta:document-statistic meta:table-count="0" meta:image-count="0" meta:object-count="0" meta:page-count="1" meta:paragraph-count="30" meta:word-count="142" meta:character-count="880" meta:non-whitespace-character-count="759"/>
    <meta:generator>LibreOffice/6.2.5.2$Windows_X86_64 LibreOffice_project/1ec314fa52f458adc18c4f025c545a4e8b22c159</meta:generator>
  </office:meta>
</office:document-meta>
</file>